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No_20_Spacing">
      <style:text-properties style:font-name="Georgia" fo:font-size="12pt" style:font-size-asian="12pt" style:font-size-complex="12pt"/>
    </style:style>
    <style:style style:name="P3" style:family="paragraph" style:parent-style-name="No_20_Spacing">
      <style:text-properties style:font-name="Georgia" fo:font-size="12pt" style:font-size-asian="12pt" style:font-name-complex="Times New Roman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2pt" fo:letter-spacing="normal" fo:font-style="normal" fo:font-weight="normal" style:font-size-asian="12pt" style:font-name-complex="Times New Roman" style:font-size-complex="12pt"/>
    </style:style>
    <style:style style:name="P7" style:family="paragraph" style:parent-style-name="Standard">
      <style:paragraph-properties fo:margin-top="0in" fo:margin-bottom="0in"/>
      <style:text-properties style:font-name="Georgia" fo:font-size="12pt" style:font-size-asian="12pt" style:font-size-complex="12pt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style:font-name="Georgia" fo:font-size="12pt" style:font-size-asian="12pt" style:font-size-complex="12pt"/>
    </style:style>
    <style:style style:name="P9" style:family="paragraph" style:parent-style-name="Standard">
      <style:paragraph-properties fo:margin-top="0in" fo:margin-bottom="0in"/>
      <style:text-properties style:font-name="Georgia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2pt" style:font-size-asian="12pt" style:font-name-complex="Times New Roman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Times New Roman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3b3d40" fo:letter-spacing="normal" fo:font-style="normal" fo:font-weight="normal"/>
    </style:style>
    <style:style style:name="T5" style:family="text">
      <style:text-properties fo:font-variant="normal" fo:text-transform="none" fo:color="#3b3d40" fo:letter-spacing="normal" fo:font-style="normal" fo:font-weight="normal" style:font-name-complex="Times New Roman"/>
    </style:style>
    <style:style style:name="T6" style:family="text">
      <style:text-properties style:font-name="Georgia" fo:font-size="12pt" style:font-size-asian="12pt" style:font-name-complex="Times New Roman" style:font-size-complex="12pt"/>
    </style:style>
    <style:style style:name="T7" style:family="text">
      <style:text-properties style:font-name="Georgia" fo:font-size="16pt" style:font-size-asian="16pt" style:font-name-complex="Times New Roman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Women in Hiding</text:span> </text:p>
      <text:p text:style-name="P1"><text:span text:style-name="T1">Read:</text:span> <text:span text:style-name="T6">Luke 1:24-56</text:span></text:p>
      <text:p text:style-name="P1"><text:span text:style-name="T1">Text:</text:span> </text:p>
      <text:p text:style-name="P5"><text:span text:style-name="T1">Introduction:</text:span> </text:p>
      <text:p text:style-name="P5"/>
      <text:p text:style-name="P2"><text:span text:style-name="T2">Elisabeth hid because she was old; her husband was old. She probably didn’t want to have to explain her condition to others. </text:span></text:p>
      <text:p text:style-name="P2"><text:span text:style-name="T2">Mary hid because she was young and not yet married and was unsure how to explain her condition to anyone. </text:span></text:p>
      <text:p text:style-name="P3"/>
      <text:p text:style-name="P2"><text:span text:style-name="T2">Elisabeth had anticipated this condition for many years. It was long overdue. </text:span></text:p>
      <text:p text:style-name="P2"><text:span text:style-name="T2">Mary had not anticipated this condition at all; it was way too soon.</text:span></text:p>
      <text:p text:style-name="P3"/>
      <text:p text:style-name="P2"><text:span text:style-name="T2">Elisabeth’s explanation was difficult to believe.</text:span></text:p>
      <text:p text:style-name="P7"><text:span text:style-name="T2">Mary’s explanation was impossible to believe.</text:span></text:p>
      <text:p text:style-name="P9"/>
      <text:p text:style-name="P2"><text:span text:style-name="T2">Elisabeth’s condition removed a livelong reproach.</text:span></text:p>
      <text:p text:style-name="P7"><text:span text:style-name="T2">Mary’s condition created a lifelong reproach.</text:span></text:p>
      <text:p text:style-name="P9"/>
      <text:p text:style-name="P2"><text:span text:style-name="T2">Elisabeth’s husband was approached by the angel and she heard about it from him.</text:span></text:p>
      <text:p text:style-name="P7"><text:span text:style-name="T2">Mary’s husband was not approached by the angel so he heard about it from her.</text:span></text:p>
      <text:p text:style-name="P7"><text:span text:style-name="T2"/></text:p>
      <text:p text:style-name="P10"><text:span text:style-name="T3">John had parents that were too old</text:span></text:p>
      <text:p text:style-name="P10"><text:span text:style-name="T3">Jesus had parents that were too young.</text:span></text:p>
      <text:p text:style-name="P10"><text:span text:style-name="T3"/></text:p>
      <text:p text:style-name="P7"><text:span text:style-name="T2">Both boys were named by God</text:span></text:p>
      <text:p text:style-name="P7"><text:span text:style-name="T2">Both mothers were chosen by God</text:span></text:p>
      <text:p text:style-name="P7"><text:span text:style-name="T2">Both mothers honored the other mother and glorified God</text:span></text:p>
      <text:p text:style-name="P7"><text:span text:style-name="T2">Both sons gave their life in obedience to God</text:span></text:p>
      <text:p text:style-name="P7"><text:span text:style-name="T2">Each son honored the other man.</text:span></text:p>
      <text:p text:style-name="P8"><text:span text:style-name="T5"/></text:p>
      <text:p text:style-name="P2"><text:span text:style-name="T2"/></text:p>
      <text:p text:style-name="P9"><text:bookmark text:name="_GoBack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2</meta:editing-cycles>
    <meta:creation-date>2014-03-28T17:34:00</meta:creation-date>
    <dc:date>2022-08-01T15:51:49.35</dc:date>
    <meta:editing-duration>PT20H17M16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21" meta:word-count="178" meta:character-count="10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